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47ff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colored text test. 1 2 3 4 5 # Hello World!!! This text should be some color of b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15:07</dc:date>
    <dc:creator>Max </dc:creator>
    <meta:editing-duration>PT45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1" meta:word-count="22" meta:character-count="96" meta:non-whitespace-character-count="75"/>
  </office:meta>
</office:document-meta>
</file>